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Tahoma1" svg:font-family="Tahoma"/>
    <style:font-face style:name="univia-pro" svg:font-family="univia-pro,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les ist wertvoll für jemanden!"</text:p>
      <text:p text:style-name="Standard">Dieses Motto ist im ganzen Imperium bekannt dank Anzeigen für den beliebten Schrott- und Handelsladen Dumper es Depot, die häufig über das gesamte Spektrum fliegen. Die Anerkennung für die Coining der Phrase geht an "Burner Zeke", der exzentrische Gründer und Gesicht des Franchise. Aber für Zeke ist der Slogan mehr als ein Gimmick, um Kunden in den Laden zu bringen, es ist eine Lebensweise.</text:p>
      <text:p text:style-name="Standard"/>
      <text:p text:style-name="Standard">DIE GEBURT VON BRENNER</text:p>
      <text:p text:style-name="Standard">Es kann schwierig sein, den Mann von der Persona zu trennen. Zeke mag wie ein slang-spuckender Weltraumjunker klingen, aber er wuchs in einer bürgerlichen Familie in Fujin City, Saisei, Centauri-System auf.</text:p>
      <text:p text:style-name="Standard"/>
      <text:p text:style-name="Standard">Ezekiel Chikamoto wurde 2875 als jüngstes von drei Geschwistern geboren. Seine Eltern arbeiteten beide lange Stunden und hielten ein strenges Budget, um den Lebensstandard ihrer Familie auf dem notorisch teuren Saisei zu halten. Ezekiel wuchs in hand-me-down-Kleidung seiner Brüder auf und spielte mit ihren Sim-Spielen der letzten Generation, obwohl er laut Familienmitgliedern tatsächlich mehr Zeit damit verbrachte, an Geräten in ihrer Wohnung herum zu basteln, als traditionelle Spiele zu spielen. Seine Mutter musste sogar so weit gehen, ihm zu verbieten, die Reinigungseinheit jemals wieder zu berühren, nachdem ein Versuch der "Anpassung" jede Oberfläche in ihrem Haus mit Zentimetern Staub bedeckt ließ. Schließlich brachte hesekiels abenteuerlicher Geist und seine natürliche Fähigkeit mit Technologie ihm ein volles Stipendium an einer Elite-Privatschule ein, eine Erfahrung, die ihn zu dem Unternehmer mitformte, der er heute ist.</text:p>
      <text:p text:style-name="Standard"/>
      <text:p text:style-name="Standard">Als Teenager entdeckte Hesekiel, dass er nicht in die Elite-Privatschule Form passte, wie seine Second-Hand-Uniformen und Mangel an modischen Gadgets ihn sozial geächtet. Er bat seine Eltern ständig um ein erstklassiges Datenpad, aber sie weigerten sich und erklärten geduldig, warum sie es sich nicht leisten konnten. Sie schlugen ihm vor, einen Job zu bekommen, um Kredite zu verdienen, um für alles auszugeben, was er wollte.</text:p>
      <text:p text:style-name="Standard"/>
      <text:p text:style-name="Standard">ANOTHER MAN'S TREASURE</text:p>
      <text:p text:style-name="Standard">Eines Tages beobachtete Hesekiel, wie ein Klassenkamerad lässig ein defektes Datenpad wegschetzte. Verblüfft von der völligen Missachtung seines Wertes, packte er ihn schnell aus dem Müll und verbrachte das Wochenende damit, ihn zu reparieren. Da er seine alte Einheit nicht mehr brauchte, brachte er sie in einen Second-Hand-Laden und verkaufte sie. Er kassierte einen Teil der Gewinne und kaufte mehr Werkzeuge mit dem Rest. Ezekiel nannte die Erfahrung später eine Offenbarung und fragte sich, was andere Mitschüler wegen kleinerer Probleme zu verwerfen bereit waren.</text:p>
      <text:p text:style-name="Standard"/>
      <text:p text:style-name="Standard">Bald verbreitete sich, dass Hesekiel alte Elektronik unabhängig von ihrem Zustand kaufen würde. Er fixierte und verkaufte, was er konnte, und hielt an überschüssigen Teilen für zukünftige Korrekturen fest. Bald ähnelte sein Schlafzimmer einem Schrottplatz und es dauerte nicht lange, bis es in den Rest der Wohnung auslief. Seine Eltern liebten seine Initiative, hassten aber das Durcheinander und bestanden darauf, dass er sie loswerden sollte. Leider, als er versuchte, den Großteil davon zu entladen, fand er heraus, dass Secondhand-Shops in der Nähe der Landezone ihm konsequent weniger boten, als er dachte, dass er es bekommen sollte. Erst als er zufällig zwei der Ladenarbeiter hörte, die sich über ihn lustig machten, nachdem er gegangen war, erkannte er, warum. Den Menschen, die am Hafen lebten und arbeiteten, kam er als wohlhabendes Vorschulkind rüber, obwohl er von seinen Klassenkameraden als das Gegenteil angesehen wurde. Und genau wie in der Schule, wenn er als gleichwertig behandelt werden wollte, musste er einen Weg finden, sich anzupassen.</text:p>
      <text:p text:style-name="Standard"/>
      <text:p text:style-name="Standard"/>
      <text:p text:style-name="Standard"><text:soft-page-break/>Für seinen nächsten Besuch zog Hesekiel einige alte Coveralls von seinem Vater an und nahm einen seltsamen, geschminkten Akzent gepaart mit einer Off-Kilter-Haltung an. Er sah die Ergebnisse sofort und landete ein viel besseres Geschäft. Von da an, wann immer Hesekiel handelte, blieb er im Charakter als "Burner Zeke", seine neue verhärtete und geschickte Persona.</text:p>
      <text:p text:style-name="Standard"/>
      <text:p text:style-name="Standard">Als Hesekiel seine Gleichwertigkeit erreichte, schockierte er seine Eltern, indem er Universitätsstipendien ablehnte, um sich auf sein aufkeimendes Schrottgeschäft zu konzentrieren. Er ging gegen ihren Willen und nutzte die Kredite, die sie für die Universität gespart hatten, um ein kleines Schaufenster in der Nähe seiner alten Schule zu mieten. Er nannte es Dumper es Depot und begann als Zeke Vollzeit zu arbeiten.</text:p>
      <text:p text:style-name="Standard"/>
      <text:p text:style-name="Standard">DUMPER'S DOCTRINE</text:p>
      <text:p text:style-name="Standard">Im Jahr 2894 war der Laden in Betrieb, aber Zeke erkannte bald, dass sein Laden nur einer von vielen war. Um sich abzuheben, entschied er, dass er die Dinge ein bisschen anders machen musste.</text:p>
      <text:p text:style-name="Standard"/>
      <text:p text:style-name="Standard">Eines der Dinge, die Zeke immer gehasst hatte, in ein Geschäft zu gehen, um Schrott zu verkaufen, war, mit der Hälfte davon noch im Schlepptau zu gehen. Es war ein so langer Prozess – die Sortierung, die Auswertung, das Feilschen. Stattdessen würde Dumper es Depot alles vereinfachen. Er legte Die Basispreise für gewöhnliche Artikel in Bezug auf ihre aktuelle Funktionalität und Schadenshöhe fest. Er bot sogar Massenschrott-Optionen für Leute an, die große Mengen auf einmal verkaufen wollten. Sicher, die Leute könnten vielleicht ein bisschen mehr Geld bekommen, das darauf wartet, dass jemand alles bewertet, aber wenn du im Dumper es Depot verkaufst, könntest du mit einer ordentlichen Menge an Krediten in deutlich weniger Zeit ein- und aussteigen. Und alles, was er beim Massenverkauf verloren hat, hat er durch den Weiterverkauf von reparierten Gegenständen oder wertvollen Teilen, die er unter den Müllhaufen gefunden hat, mehr als wettgemacht.</text:p>
      <text:p text:style-name="Standard"/>
      <text:p text:style-name="Standard">Dennoch reichte das optimierte Geschäftsmodell allein nicht aus. Nachdem zeke sein ganzes Geld für den Laden selbst ausgegeben hatte, beschloss er, zu spielen und sich kräftig Geld zu leihen, um Werbung im Spektrum zu starten. Zeke spielte sogar in der ersten Werbung des Ladens als kostensparende Maßnahme. Seine Tonhöhe war eine einfache Summe seines neu entdeckten Ansatzes: "Alles ist wertvoll für jemanden!"</text:p>
      <text:p text:style-name="Standard"/>
      <text:p text:style-name="Standard">Bald war sein Laden der geschäftigste in der Gegend. Bald musste er zusätzliche Hilfe einbringen, um alle Sortierungen und Reparaturen zu erledigen. Im darauffolgenden Jahr verdoppelte sich seine Größe wieder. Ihr Ruf wuchs bis zu dem Punkt, dass lokale Raffinerien und Bauunternehmen begannen, speziell mit Dumper es für Lieferungen zu schließen, was dem Laden noch mehr Umsatz brachte. Bald nachahmten andere Geschäfte in der Gegend Dumpers Einrichtung, aber dank der Fokussierung auf Werbung und dem exzentrischen Charakter in der Mitte würden die Kunden immer noch Burner Zeke suchen, um Geschäfte zu machen.</text:p>
      <text:p text:style-name="Standard"/>
      <text:p text:style-name="Standard">2902 wandte sich Zekes erster Mitarbeiter, Dayton Farro, der aus familiären Gründen nach Yar zurückkehren musste, an Zeke, um dort ein Geschäft zu eröffnen. Zeke hatte nie darüber nachgedacht, über seinen einen Laden hinaus zu expandieren, aber da er dem Angestellten vertraute, gab er ihm die Erlaubnis, die Marke zu benutzen, solange Dayton zustimmte, weiterhin die gleichen Praktiken wie das Original anzuwenden. Weitere Franchises folgten schnell.</text:p>
      <text:p text:style-name="Standard"/>
      <text:p text:style-name="Standard">Die Lehrmaterialien zu den Grundlagen des Betriebs eines Dumper es Depots und der Handhabung von Kunden wurden alle von Burner Zeke selbst erledigt. Nachdem er neue Franchise-Besitzer mit einem begeisterten "Hallo, wenn ich das machen kann, dann auch machen kann" in die Falte aufgenommen hatte, betonte er, wie wichtig es sei, ihren eigenen Instinkten zu vertrauen, um den Laden zu führen. Da sie den täglichen Betrieb abwickelten, stellte er fest, dass die Eigentümer <text:soft-page-break/>besser in der Lage waren, Entscheidungen zu treffen, als jemand, der in der Zentrale feststeckte. Viele nennen diese dezentrale Organisationsstruktur als Schlüsselelement dafür, dass Dumper es Depot-Filialen dort geöffnet bleiben und funktionieren, wo viele andere Unternehmen versagt haben.</text:p>
      <text:p text:style-name="Standard"/>
      <text:p text:style-name="Standard">In den Köpfen des Franchisenehmers ist nicht nur alles wertvoll für jemanden, sondern ein erfolgreiches Dumper es Depot zu besitzen, ist ein Ziel, das jeder erreichen kann. Sie werden in den Erfolg des Ladens investiert, weil sie in der Lage sind, es so zu führen, wie sie es für richtig halten. Nur wenige hätten geahnt, dass ein Mann namens Burner Zeke das Maß an Engagement und Loyalität sowohl von Kunden als auch von Mitarbeitern inspirieren würde, um einen einfachen Schrottladen zu einem Titanen des Handels zu mach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Tahoma1" svg:font-family="Tahoma"/>
    <style:font-face style:name="univia-pro" svg:font-family="univia-pro,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15S</meta:editing-duration>
    <meta:editing-cycles>3</meta:editing-cycles>
    <meta:generator>OpenOffice/4.1.8$Win32 OpenOffice.org_project/418m3$Build-9803</meta:generator>
    <dc:date>2021-01-02T12:29:10.86</dc:date>
    <meta:document-statistic meta:table-count="0" meta:image-count="0" meta:object-count="0" meta:page-count="3" meta:paragraph-count="19" meta:word-count="1266" meta:character-count="8382"/>
    <dc:creator>Frank K.F Biedermann</dc:creator>
    <meta:user-defined meta:name="Info 1"/>
    <meta:user-defined meta:name="Info 2"/>
    <meta:user-defined meta:name="Info 3"/>
    <meta:user-defined meta:name="Info 4"/>
  </office:meta>
</office:document-meta>
</file>